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6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6-2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6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6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6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6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6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6-1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6-1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6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6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6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6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6-0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6-0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5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5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5-2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5-2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5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5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5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5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5-20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5-1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5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5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5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5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5-1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5-1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5-0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5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5-05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5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5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5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5-0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4-2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4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4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4-25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4-2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4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4-2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4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4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4-18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4-1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4-1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4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4-1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4-0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4-0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4-05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4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4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3-3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3-30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3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3-2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3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3-2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3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3-1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3-1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3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3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3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3-04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3-02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3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2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2-26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2-24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2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2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2-2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2-1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2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2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2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2-0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5-02-05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4</text:p>
          </table:table-cell>
          <table:table-cell office:value-type="string" calcext:value-type="string">
            <text:p>Watson Township Hall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24" meta:object-count="0"/>
    <meta:user-defined meta:name="AppVersion">3.0</meta:user-defined>
  </office:meta>
</office:document-meta>
</file>